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B4000001313C95E54319F1E2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15.9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1" table:default-cell-style-name="Default"/>
        <table:table-column table:style-name="co3" table:number-columns-repeated="1002" table:default-cell-style-name="Default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number-columns-repeated="20" table:style-name="ce2" office:value-type="string" calcext:value-type="string">
            <text:p>?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limite</text:p>
          </table:table-cell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2" office:value-type="string" calcext:value-type="string">
            <text:p>precedente</text:p>
          </table:table-cell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2" office:value-type="string" calcext:value-type="string">
            <text:p>corrente</text:p>
          </table:table-cell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2" office:value-type="string" calcext:value-type="string">
            <text:p>prossimo</text:p>
          </table:table-cell>
          <table:table-cell table:style-name="ce3" table:number-columns-repeated="21"/>
          <table:table-cell table:number-columns-repeated="1002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>
            <draw:frame table:end-cell-address="Sheet1.X29" table:end-x="37.19pt" table:end-y="2.24pt" draw:z-index="0" draw:name="image1.png" draw:style-name="gr1" draw:text-style-name="P1" svg:width="518.97pt" svg:height="228.73pt" svg:x="29.25pt" svg:y="9.75pt">
              <draw:image xlink:href="Pictures/10000201000002B4000001313C95E54319F1E25C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" meta:object-count="1"/>
    <meta:generator>LibreOfficeDev/6.0.5.2$Linux_X86_64 LibreOffice_project/</meta:generator>
  </office:meta>
</office:document-meta>
</file>